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61e" officeooo:paragraph-rsid="001ea61e"/>
    </style:style>
    <style:style style:name="P2" style:family="paragraph" style:parent-style-name="Standard">
      <style:text-properties officeooo:rsid="0020e007" officeooo:paragraph-rsid="0020e007"/>
    </style:style>
    <style:style style:name="T1" style:family="text">
      <style:text-properties officeooo:rsid="002033e9"/>
    </style:style>
    <style:style style:name="T2" style:family="text">
      <style:text-properties officeooo:rsid="0020e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5.</text:p>
      <text:p text:style-name="P1">1.Create Pub/sub topic</text:p>
      <text:p text:style-name="P1"><text:tab/>Create Pub/sub topic with name under project.</text:p>
      <text:p text:style-name="P1"><text:tab/><text:span text:style-name="T1">We can usee HTTP url to trigger cloud function directly.</text:span></text:p>
      <text:p text:style-name="P1"/>
      <text:p text:style-name="P1">2.Create Cloud Schedular</text:p>
      <text:p text:style-name="P1"><text:tab/>Open cloud schedular console</text:p>
      <text:p text:style-name="P1"><text:tab/>Enter Name, Description</text:p>
      <text:p text:style-name="P1"><text:tab/>Frequency – Friday 6 pm - * 18 * * 5</text:p>
      <text:p text:style-name="P1"><text:tab/>timezone- India</text:p>
      <text:p text:style-name="P1"><text:tab/>Target- Pub/sub</text:p>
      <text:p text:style-name="P1"><text:tab/>Topic -Pub/sub topic name</text:p>
      <text:p text:style-name="P1"><text:tab/>Click on create</text:p>
      <text:p text:style-name="P1"/>
      <text:p text:style-name="P1">2. Create <text:span text:style-name="T1">Cloud function</text:span></text:p>
      <text:p text:style-name="P1"><text:tab/><text:span text:style-name="T2">Enter name,</text:span></text:p>
      <text:p text:style-name="P1"><text:tab/><text:span text:style-name="T2">Enter Trigger-Pub/sub</text:span></text:p>
      <text:p text:style-name="P1"><text:tab/><text:span text:style-name="T2">Enter topic name</text:span></text:p>
      <text:p text:style-name="P1"><text:tab/><text:span text:style-name="T2">Runtime -Python</text:span></text:p>
      <text:p text:style-name="P1"><text:tab/><text:span text:style-name="T2">Enter Python Code.</text:span></text:p>
      <text:p text:style-name="P1"><text:tab/><text:span text:style-name="T2">Click on create</text:span></text:p>
      <text:p text:style-name="P1"/>
      <text:p text:style-name="P1"/>
      <text:p text:style-name="P1"/>
      <text:p text:style-name="P2">##---Steps and Code are incomplete just storing the instance and cpu utilisation in log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8:28:47.657994896</meta:creation-date>
    <dc:date>2019-07-23T18:54:01.477779463</dc:date>
    <meta:editing-duration>PT4M5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86" meta:character-count="532" meta:non-whitespace-character-count="450"/>
  </office:meta>
</office:document-meta>
</file>